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MethodRetryHandler.retryMethod( HttpMethod method , HttpConnection connection , HttpRecoverableException recoverableException , int executionCount , boolean requestS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MethodRetryHandler.WebdavMethodRetry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davMethodRetryHandl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